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future date for date of birth could not be selecte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the Date Picker of "Dte of birth" 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Try to select future date</text:p>
          </table:table-cell>
          <table:table-cell office:value-type="string" table:style-name="ce3">
            <text:p>Future dates are disable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6:22Z</meta:creation-date>
    <dc:date>2022-07-01T08:42:59Z</dc:date>
  </office:meta>
</office:document-meta>
</file>